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D" style:family="table-column">
      <style:table-column-properties style:column-width="3.471cm" style:rel-column-width="13381*"/>
    </style:style>
    <style:style style:name="Table4.E" style:family="table-column">
      <style:table-column-properties style:column-width="3.33cm" style:rel-column-width="12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9d95" officeooo:paragraph-rsid="001b9d95"/>
    </style:style>
    <style:style style:name="P2" style:family="paragraph" style:parent-style-name="Standard">
      <style:text-properties officeooo:rsid="001b9d95" officeooo:paragraph-rsid="001bc10c"/>
    </style:style>
    <style:style style:name="P3" style:family="paragraph" style:parent-style-name="Standard">
      <style:text-properties officeooo:rsid="001b9d95" officeooo:paragraph-rsid="00213e3b"/>
    </style:style>
    <style:style style:name="P4" style:family="paragraph" style:parent-style-name="Standard">
      <style:text-properties officeooo:rsid="001b9d95" officeooo:paragraph-rsid="0025322c"/>
    </style:style>
    <style:style style:name="P5" style:family="paragraph" style:parent-style-name="Standard">
      <style:text-properties officeooo:rsid="001b9d95" officeooo:paragraph-rsid="0027b89c"/>
    </style:style>
    <style:style style:name="P6" style:family="paragraph" style:parent-style-name="Standard">
      <style:text-properties officeooo:rsid="001b9d95" officeooo:paragraph-rsid="00286779"/>
    </style:style>
    <style:style style:name="P7" style:family="paragraph" style:parent-style-name="Standard">
      <style:text-properties officeooo:rsid="001b9d95" officeooo:paragraph-rsid="002cce3a"/>
    </style:style>
    <style:style style:name="P8" style:family="paragraph" style:parent-style-name="Standard">
      <style:text-properties fo:font-weight="bold" officeooo:rsid="001b9d95" officeooo:paragraph-rsid="001b9d95" style:font-weight-asian="bold" style:font-weight-complex="bold"/>
    </style:style>
    <style:style style:name="P9" style:family="paragraph" style:parent-style-name="Standard">
      <style:text-properties fo:font-weight="bold" officeooo:rsid="001b9d95" officeooo:paragraph-rsid="001bc10c" style:font-weight-asian="bold" style:font-weight-complex="bold"/>
    </style:style>
    <style:style style:name="P10" style:family="paragraph" style:parent-style-name="Standard">
      <style:text-properties fo:font-weight="bold" officeooo:rsid="001b9d95" officeooo:paragraph-rsid="00213e3b" style:font-weight-asian="bold" style:font-weight-complex="bold"/>
    </style:style>
    <style:style style:name="P11" style:family="paragraph" style:parent-style-name="Standard">
      <style:text-properties fo:font-weight="bold" officeooo:rsid="001b9d95" officeooo:paragraph-rsid="0025322c" style:font-weight-asian="bold" style:font-weight-complex="bold"/>
    </style:style>
    <style:style style:name="P12" style:family="paragraph" style:parent-style-name="Standard">
      <style:text-properties fo:font-weight="bold" officeooo:rsid="001b9d95" officeooo:paragraph-rsid="0027b89c" style:font-weight-asian="bold" style:font-weight-complex="bold"/>
    </style:style>
    <style:style style:name="P13" style:family="paragraph" style:parent-style-name="Standard">
      <style:text-properties fo:font-weight="bold" officeooo:rsid="001b9d95" officeooo:paragraph-rsid="002cce3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b9d95" officeooo:paragraph-rsid="001b9d95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bc10c" officeooo:paragraph-rsid="001bc10c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13e3b" officeooo:paragraph-rsid="00213e3b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5322c" officeooo:paragraph-rsid="0025322c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6f7a6" officeooo:paragraph-rsid="0026f7a6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ba700" officeooo:paragraph-rsid="002ba700" style:font-weight-asian="bold" style:font-weight-complex="bold"/>
    </style:style>
    <style:style style:name="P20" style:family="paragraph" style:parent-style-name="Standard">
      <style:text-properties officeooo:rsid="001bc10c" officeooo:paragraph-rsid="001bc10c"/>
    </style:style>
    <style:style style:name="P21" style:family="paragraph" style:parent-style-name="Standard">
      <style:text-properties fo:font-weight="normal" officeooo:rsid="001d8c30" officeooo:paragraph-rsid="001d8c30" style:font-weight-asian="normal" style:font-weight-complex="normal"/>
    </style:style>
    <style:style style:name="P22" style:family="paragraph" style:parent-style-name="Standard">
      <style:text-properties fo:font-weight="normal" officeooo:rsid="00213e3b" officeooo:paragraph-rsid="00213e3b" style:font-weight-asian="normal" style:font-weight-complex="normal"/>
    </style:style>
    <style:style style:name="P23" style:family="paragraph" style:parent-style-name="Standard">
      <style:text-properties fo:font-weight="normal" officeooo:rsid="0025322c" officeooo:paragraph-rsid="0025322c" style:font-weight-asian="normal" style:font-weight-complex="normal"/>
    </style:style>
    <style:style style:name="P24" style:family="paragraph" style:parent-style-name="Standard">
      <style:text-properties fo:font-weight="normal" officeooo:rsid="0026f7a6" officeooo:paragraph-rsid="0026f7a6" style:font-weight-asian="normal" style:font-weight-complex="normal"/>
    </style:style>
    <style:style style:name="P25" style:family="paragraph" style:parent-style-name="Standard">
      <style:text-properties fo:font-weight="normal" officeooo:rsid="002ba700" officeooo:paragraph-rsid="002ba700" style:font-weight-asian="normal" style:font-weight-complex="normal"/>
    </style:style>
    <style:style style:name="P26" style:family="paragraph" style:parent-style-name="Standard">
      <style:text-properties officeooo:rsid="00213e3b" officeooo:paragraph-rsid="00213e3b"/>
    </style:style>
    <style:style style:name="P27" style:family="paragraph" style:parent-style-name="Standard">
      <style:text-properties officeooo:rsid="00213e3b" officeooo:paragraph-rsid="00228274"/>
    </style:style>
    <style:style style:name="P28" style:family="paragraph" style:parent-style-name="Standard">
      <style:text-properties officeooo:rsid="00213e3b" officeooo:paragraph-rsid="002461f0"/>
    </style:style>
    <style:style style:name="P29" style:family="paragraph" style:parent-style-name="Standard">
      <style:text-properties officeooo:rsid="00213e3b" officeooo:paragraph-rsid="0025322c"/>
    </style:style>
    <style:style style:name="P30" style:family="paragraph" style:parent-style-name="Standard">
      <style:text-properties officeooo:rsid="00213e3b" officeooo:paragraph-rsid="0027b89c"/>
    </style:style>
    <style:style style:name="P31" style:family="paragraph" style:parent-style-name="Standard">
      <style:text-properties officeooo:rsid="00213e3b" officeooo:paragraph-rsid="00286779"/>
    </style:style>
    <style:style style:name="P32" style:family="paragraph" style:parent-style-name="Standard">
      <style:text-properties officeooo:rsid="00213e3b" officeooo:paragraph-rsid="002cce3a"/>
    </style:style>
    <style:style style:name="P33" style:family="paragraph" style:parent-style-name="Standard">
      <style:text-properties officeooo:rsid="00228274" officeooo:paragraph-rsid="00228274"/>
    </style:style>
    <style:style style:name="P34" style:family="paragraph" style:parent-style-name="Standard">
      <style:text-properties officeooo:rsid="0025322c" officeooo:paragraph-rsid="0025322c"/>
    </style:style>
    <style:style style:name="P35" style:family="paragraph" style:parent-style-name="Standard">
      <style:text-properties officeooo:rsid="0027b89c" officeooo:paragraph-rsid="0027b89c"/>
    </style:style>
    <style:style style:name="P36" style:family="paragraph" style:parent-style-name="Standard">
      <style:text-properties officeooo:rsid="0027b89c" officeooo:paragraph-rsid="002cce3a"/>
    </style:style>
    <style:style style:name="P37" style:family="paragraph" style:parent-style-name="Standard">
      <style:text-properties officeooo:paragraph-rsid="00286779"/>
    </style:style>
    <style:style style:name="P38" style:family="paragraph" style:parent-style-name="Standard">
      <style:text-properties officeooo:rsid="002cce3a" officeooo:paragraph-rsid="002cce3a"/>
    </style:style>
    <style:style style:name="P39" style:family="paragraph" style:parent-style-name="Table_20_Contents">
      <style:text-properties officeooo:rsid="001b9d95" officeooo:paragraph-rsid="001b9d95"/>
    </style:style>
    <style:style style:name="P40" style:family="paragraph" style:parent-style-name="Table_20_Contents">
      <style:text-properties officeooo:rsid="001b9d95" officeooo:paragraph-rsid="001e53bc"/>
    </style:style>
    <style:style style:name="P41" style:family="paragraph" style:parent-style-name="Table_20_Contents">
      <style:text-properties officeooo:rsid="001b9d95" officeooo:paragraph-rsid="0025322c"/>
    </style:style>
    <style:style style:name="P42" style:family="paragraph" style:parent-style-name="Table_20_Contents">
      <style:text-properties officeooo:rsid="001b9d95" officeooo:paragraph-rsid="0027b89c"/>
    </style:style>
    <style:style style:name="P43" style:family="paragraph" style:parent-style-name="Table_20_Contents">
      <style:text-properties officeooo:rsid="001b9d95" officeooo:paragraph-rsid="002c64df"/>
    </style:style>
    <style:style style:name="P44" style:family="paragraph" style:parent-style-name="Table_20_Contents">
      <style:text-properties officeooo:paragraph-rsid="001d8c30"/>
    </style:style>
    <style:style style:name="P45" style:family="paragraph" style:parent-style-name="Table_20_Contents">
      <style:text-properties officeooo:rsid="001d8c30" officeooo:paragraph-rsid="001d8c30"/>
    </style:style>
    <style:style style:name="P46" style:family="paragraph" style:parent-style-name="Table_20_Contents">
      <style:text-properties officeooo:rsid="001d8c30" officeooo:paragraph-rsid="0025322c"/>
    </style:style>
    <style:style style:name="P47" style:family="paragraph" style:parent-style-name="Table_20_Contents">
      <style:text-properties officeooo:rsid="001d8c30" officeooo:paragraph-rsid="0026f7a6"/>
    </style:style>
    <style:style style:name="P48" style:family="paragraph" style:parent-style-name="Table_20_Contents">
      <style:text-properties officeooo:rsid="001d8c30" officeooo:paragraph-rsid="002cce3a"/>
    </style:style>
    <style:style style:name="P49" style:family="paragraph" style:parent-style-name="Table_20_Contents">
      <style:text-properties officeooo:rsid="001e53bc" officeooo:paragraph-rsid="001e53bc"/>
    </style:style>
    <style:style style:name="P50" style:family="paragraph" style:parent-style-name="Table_20_Contents">
      <style:text-properties officeooo:rsid="001e53bc" officeooo:paragraph-rsid="0027b89c"/>
    </style:style>
    <style:style style:name="P51" style:family="paragraph" style:parent-style-name="Table_20_Contents">
      <style:text-properties officeooo:rsid="001fe600" officeooo:paragraph-rsid="001fe600"/>
    </style:style>
    <style:style style:name="P52" style:family="paragraph" style:parent-style-name="Table_20_Contents">
      <style:text-properties officeooo:rsid="00222c67" officeooo:paragraph-rsid="00222c67"/>
    </style:style>
    <style:style style:name="P53" style:family="paragraph" style:parent-style-name="Table_20_Contents">
      <style:text-properties officeooo:rsid="0021f57c" officeooo:paragraph-rsid="0021f57c"/>
    </style:style>
    <style:style style:name="P54" style:family="paragraph" style:parent-style-name="Table_20_Contents">
      <style:text-properties officeooo:rsid="0025322c" officeooo:paragraph-rsid="0025322c"/>
    </style:style>
    <style:style style:name="P55" style:family="paragraph" style:parent-style-name="Table_20_Contents">
      <style:text-properties officeooo:paragraph-rsid="0026f7a6"/>
    </style:style>
    <style:style style:name="P56" style:family="paragraph" style:parent-style-name="Table_20_Contents">
      <style:text-properties officeooo:rsid="0026f7a6" officeooo:paragraph-rsid="0026f7a6"/>
    </style:style>
    <style:style style:name="P57" style:family="paragraph" style:parent-style-name="Table_20_Contents">
      <style:text-properties officeooo:rsid="0026f7a6" officeooo:paragraph-rsid="002c64df"/>
    </style:style>
    <style:style style:name="P58" style:family="paragraph" style:parent-style-name="Table_20_Contents">
      <style:text-properties officeooo:rsid="0027b89c" officeooo:paragraph-rsid="0027b89c"/>
    </style:style>
    <style:style style:name="P59" style:family="paragraph" style:parent-style-name="Table_20_Contents">
      <style:text-properties officeooo:rsid="002a394f" officeooo:paragraph-rsid="002a394f"/>
    </style:style>
    <style:style style:name="P60" style:family="paragraph" style:parent-style-name="Table_20_Contents">
      <style:text-properties officeooo:rsid="002c64df" officeooo:paragraph-rsid="002c64df"/>
    </style:style>
    <style:style style:name="P61" style:family="paragraph" style:parent-style-name="Table_20_Contents">
      <style:text-properties officeooo:paragraph-rsid="002c64df"/>
    </style:style>
    <style:style style:name="P62" style:family="paragraph" style:parent-style-name="Standard">
      <style:text-properties officeooo:rsid="000cae77" officeooo:paragraph-rsid="002a394f"/>
    </style:style>
    <style:style style:name="P63" style:family="paragraph" style:parent-style-name="Standard">
      <style:text-properties fo:font-weight="bold" officeooo:rsid="001b9d95" officeooo:paragraph-rsid="0025322c" style:font-weight-asian="bold" style:font-weight-complex="bold"/>
    </style:style>
    <style:style style:name="P64" style:family="paragraph" style:parent-style-name="Standard">
      <style:text-properties fo:font-weight="bold" officeooo:rsid="001b9d95" officeooo:paragraph-rsid="0027b89c" style:font-weight-asian="bold" style:font-weight-complex="bold"/>
    </style:style>
    <style:style style:name="P65" style:family="paragraph" style:parent-style-name="Standard">
      <style:text-properties officeooo:rsid="0025322c" officeooo:paragraph-rsid="0025322c"/>
    </style:style>
    <style:style style:name="P66" style:family="paragraph" style:parent-style-name="Standard">
      <style:text-properties officeooo:rsid="001b9d95" officeooo:paragraph-rsid="0025322c"/>
    </style:style>
    <style:style style:name="P67" style:family="paragraph" style:parent-style-name="Standard">
      <style:text-properties officeooo:rsid="001b9d95" officeooo:paragraph-rsid="0027b89c"/>
    </style:style>
    <style:style style:name="P68" style:family="paragraph" style:parent-style-name="Standard">
      <style:text-properties officeooo:rsid="001b9d95" officeooo:paragraph-rsid="002cce3a"/>
    </style:style>
    <style:style style:name="P69" style:family="paragraph" style:parent-style-name="Standard">
      <style:text-properties officeooo:rsid="001b9d95" officeooo:paragraph-rsid="002eb71a"/>
    </style:style>
    <style:style style:name="P70" style:family="paragraph" style:parent-style-name="Standard">
      <style:text-properties style:font-name="Liberation Serif" officeooo:rsid="0025322c" officeooo:paragraph-rsid="0025322c" style:font-name-asian="WenQuanYi Zen Hei Sharp" style:font-name-complex="Lohit Devanagari"/>
    </style:style>
    <style:style style:name="P71" style:family="paragraph" style:parent-style-name="Standard">
      <style:text-properties officeooo:rsid="0027b89c" officeooo:paragraph-rsid="0027b89c"/>
    </style:style>
    <style:style style:name="P72" style:family="paragraph" style:parent-style-name="Standard">
      <style:text-properties officeooo:rsid="0027b89c" officeooo:paragraph-rsid="002cce3a"/>
    </style:style>
    <style:style style:name="P73" style:family="paragraph" style:parent-style-name="Standard">
      <style:text-properties officeooo:rsid="0027b89c" officeooo:paragraph-rsid="002eb71a"/>
    </style:style>
    <style:style style:name="P74" style:family="paragraph" style:parent-style-name="Standard">
      <style:text-properties style:font-name="Liberation Serif1" fo:font-weight="normal" officeooo:rsid="002cce3a" officeooo:paragraph-rsid="002cce3a" style:font-name-asian="Liberation Serif1" style:font-weight-asian="normal" style:font-name-complex="Liberation Serif1" style:font-weight-complex="normal"/>
    </style:style>
    <style:style style:name="P75" style:family="paragraph" style:parent-style-name="Standard">
      <style:text-properties officeooo:rsid="002cce3a" officeooo:paragraph-rsid="002cce3a"/>
    </style:style>
    <style:style style:name="P76" style:family="paragraph" style:parent-style-name="Standard">
      <style:text-properties officeooo:rsid="002cce3a" officeooo:paragraph-rsid="002eb71a"/>
    </style:style>
    <style:style style:name="P77" style:family="paragraph" style:parent-style-name="Standard">
      <style:text-properties fo:font-weight="normal" officeooo:rsid="002ba700" officeooo:paragraph-rsid="002ba700" style:font-weight-asian="normal" style:font-weight-complex="normal"/>
    </style:style>
    <style:style style:name="P78" style:family="paragraph" style:parent-style-name="Standard">
      <style:text-properties style:text-underline-style="solid" style:text-underline-width="auto" style:text-underline-color="font-color" fo:font-weight="normal" officeooo:rsid="002d0a95" officeooo:paragraph-rsid="002d0a95" style:font-weight-asian="normal" style:font-weight-complex="normal"/>
    </style:style>
    <style:style style:name="P79" style:family="paragraph" style:parent-style-name="Standard">
      <style:text-properties style:text-underline-style="none" fo:font-weight="bold" officeooo:rsid="001b9d95" officeooo:paragraph-rsid="002eb71a" style:font-weight-asian="bold" style:font-weight-complex="bold"/>
    </style:style>
    <style:style style:name="P80" style:family="paragraph" style:parent-style-name="Standard">
      <style:text-properties officeooo:rsid="00213e3b" officeooo:paragraph-rsid="002eb71a"/>
    </style:style>
    <style:style style:name="P81" style:family="paragraph" style:parent-style-name="Standard">
      <style:text-properties officeooo:rsid="002eb71a" officeooo:paragraph-rsid="002eb71a"/>
    </style:style>
    <style:style style:name="P82" style:family="paragraph" style:parent-style-name="Table_20_Contents">
      <style:text-properties officeooo:rsid="000cae77" officeooo:paragraph-rsid="0025322c"/>
    </style:style>
    <style:style style:name="T1" style:family="text">
      <style:text-properties officeooo:rsid="001b9d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c10c"/>
    </style:style>
    <style:style style:name="T4" style:family="text">
      <style:text-properties officeooo:rsid="001d8c30"/>
    </style:style>
    <style:style style:name="T5" style:family="text">
      <style:text-properties officeooo:rsid="000cae77"/>
    </style:style>
    <style:style style:name="T6" style:family="text">
      <style:text-properties officeooo:rsid="00213e3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b89c" style:font-weight-asian="normal" style:font-weight-complex="normal"/>
    </style:style>
    <style:style style:name="T9" style:family="text">
      <style:text-properties fo:font-weight="normal" officeooo:rsid="002cce3a" style:font-weight-asian="normal" style:font-weight-complex="normal"/>
    </style:style>
    <style:style style:name="T10" style:family="text">
      <style:text-properties officeooo:rsid="00222c67"/>
    </style:style>
    <style:style style:name="T11" style:family="text">
      <style:text-properties officeooo:rsid="00228274"/>
    </style:style>
    <style:style style:name="T12" style:family="text">
      <style:text-properties style:font-name="Liberation Serif1" style:font-name-asian="Liberation Serif1" style:font-name-complex="Liberation Serif1"/>
    </style:style>
    <style:style style:name="T13" style:family="text">
      <style:text-properties style:font-name="Liberation Serif1" officeooo:rsid="00228274" style:font-name-asian="Liberation Serif1" style:font-name-complex="Liberation Serif1"/>
    </style:style>
    <style:style style:name="T14" style:family="text">
      <style:text-properties style:font-name="Liberation Serif1" officeooo:rsid="0025322c" style:font-name-asian="Liberation Serif1" style:font-name-complex="Liberation Serif1"/>
    </style:style>
    <style:style style:name="T15" style:family="text">
      <style:text-properties style:font-name="Liberation Serif1" officeooo:rsid="00286779" style:font-name-asian="Liberation Serif1" style:font-name-complex="Liberation Serif1"/>
    </style:style>
    <style:style style:name="T16" style:family="text">
      <style:text-properties style:font-name="Liberation Serif1" fo:font-weight="normal" officeooo:rsid="00286779" style:font-name-asian="Liberation Serif1" style:font-weight-asian="normal" style:font-name-complex="Liberation Serif1" style:font-weight-complex="normal"/>
    </style:style>
    <style:style style:name="T17" style:family="text">
      <style:text-properties style:font-name="Liberation Serif1" fo:font-weight="normal" officeooo:rsid="002cce3a" style:font-name-asian="Liberation Serif1" style:font-weight-asian="normal" style:font-name-complex="Liberation Serif1" style:font-weight-complex="normal"/>
    </style:style>
    <style:style style:name="T18" style:family="text">
      <style:text-properties style:font-name="Liberation Serif" officeooo:rsid="0025322c" style:font-name-asian="WenQuanYi Zen Hei Sharp" style:font-name-complex="Lohit Devanagari"/>
    </style:style>
    <style:style style:name="T19" style:family="text">
      <style:text-properties officeooo:rsid="0025322c"/>
    </style:style>
    <style:style style:name="T20" style:family="text">
      <style:text-properties officeooo:rsid="0026f7a6"/>
    </style:style>
    <style:style style:name="T21" style:family="text">
      <style:text-properties officeooo:rsid="0027b89c"/>
    </style:style>
    <style:style style:name="T22" style:family="text">
      <style:text-properties style:text-position="super 58%"/>
    </style:style>
    <style:style style:name="T23" style:family="text">
      <style:text-properties officeooo:rsid="00286779"/>
    </style:style>
    <style:style style:name="T24" style:family="text">
      <style:text-properties officeooo:rsid="002a394f"/>
    </style:style>
    <style:style style:name="T25" style:family="text">
      <style:text-properties officeooo:rsid="002c64df"/>
    </style:style>
    <style:style style:name="T26" style:family="text">
      <style:text-properties officeooo:rsid="002cce3a"/>
    </style:style>
    <style:style style:name="T27" style:family="text">
      <style:text-properties officeooo:rsid="002eb7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xercice 1 : </text:p>
      <text:p text:style-name="P1">Réaliser un programme qui : </text:p>
      <text:p text:style-name="P1">- déclare un tableau de 10 caractères en l'initialisant lors de sa déclaration avec les </text:p>
      <text:p text:style-name="P1">10 premières lettres de l'alphabet; </text:p>
      <text:p text:style-name="P1">- affiche les 10 caractères contenus dans le tableau.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Identificateur </text:p>
          </table:table-cell>
          <table:table-cell table:style-name="Table1.A1" office:value-type="string">
            <text:p text:style-name="Table_20_Contents">Domaine de variation</text:p>
          </table:table-cell>
          <table:table-cell table:style-name="Table1.A1" office:value-type="string">
            <text:p text:style-name="Table_20_Contents">Nature </text:p>
          </table:table-cell>
          <table:table-cell table:style-name="Table1.A1" office:value-type="string">
            <text:p text:style-name="Table_20_Contents">Rôle</text:p>
          </table:table-cell>
          <table:table-cell table:style-name="Table1.E1" office:value-type="string">
            <text:p text:style-name="Table_20_Contents">Type</text:p>
          </table:table-cell>
        </table:table-row>
        <table:table-row>
          <table:table-cell table:style-name="Table1.A2" office:value-type="string">
            <text:p text:style-name="P39">Alpha </text:p>
          </table:table-cell>
          <table:table-cell table:style-name="Table1.A2" office:value-type="string">
            <text:p text:style-name="Table_20_Contents"><text:s/><text:span text:style-name="T1">A à z</text:span></text:p>
          </table:table-cell>
          <table:table-cell table:style-name="Table1.A2" office:value-type="string">
            <text:p text:style-name="P39">Sortie</text:p>
          </table:table-cell>
          <table:table-cell table:style-name="Table1.A2" office:value-type="string">
            <text:p text:style-name="P39">Permet de contenir 10 lettre comprise en a et z</text:p>
          </table:table-cell>
          <table:table-cell table:style-name="Table1.E2" office:value-type="string">
            <text:p text:style-name="P39">Caractére </text:p>
            <text:p text:style-name="P39"/>
          </table:table-cell>
        </table:table-row>
        <table:table-row>
          <table:table-cell table:style-name="Table1.A2" office:value-type="string">
            <text:p text:style-name="P39">i</text:p>
          </table:table-cell>
          <table:table-cell table:style-name="Table1.A2" office:value-type="string">
            <text:p text:style-name="P39">0 à 9</text:p>
          </table:table-cell>
          <table:table-cell table:style-name="Table1.A2" office:value-type="string">
            <text:p text:style-name="P39">local</text:p>
          </table:table-cell>
          <table:table-cell table:style-name="Table1.A2" office:value-type="string">
            <text:p text:style-name="P39">Permet de faire une boucle allant de 0à 9</text:p>
          </table:table-cell>
          <table:table-cell table:style-name="Table1.E2" office:value-type="string">
            <text:p text:style-name="P39">Entier </text:p>
          </table:table-cell>
        </table:table-row>
      </table:table>
      <text:p text:style-name="P1"/>
      <text:p text:style-name="P1"/>
      <text:p text:style-name="P1"><text:span text:style-name="T2">Algorithme <text:s text:c="2"/></text:span><text:s text:c="32"/></text:p>
      <text:p text:style-name="P2"/>
      <text:p text:style-name="P2">caractére alpha [10] = { 'a' , 'b' , 'c' , 'd' , 'e' , 'f' , 'g' , 'h' , 'i' , 'j'};</text:p>
      <text:p text:style-name="P1">entier i ;</text:p>
      <text:p text:style-name="P1"/>
      <text:p text:style-name="P8">Début</text:p>
      <text:p text:style-name="P1"><text:tab/>pour i allant de 0 à 9 par pas de 1</text:p>
      <text:p text:style-name="P1"><text:tab/></text:p>
      <text:p text:style-name="P1"><text:tab/><text:tab/>afficher('' la lettre de l'alphabet contenu dans'' &lt;&lt; i&lt;&lt; '' : '' &lt;&lt; alpha[i]</text:p>
      <text:p text:style-name="P1"><text:tab/>fin pour </text:p>
      <text:p text:style-name="P8">fin </text:p>
      <text:p text:style-name="P1"/>
      <text:p text:style-name="P1"/>
      <text:p text:style-name="P15">Exercice 2 : </text:p>
      <text:p text:style-name="P20">Réaliser un programme qui : </text:p>
      <text:p text:style-name="P20">- demande à l’utilisateur de saisir 8 valeurs entières et les range dans un tableau ; </text:p>
      <text:p text:style-name="P20">- demande à l’utilisateur de saisir un (autre) entier Val </text:p>
      <text:p text:style-name="P20">- affiche le nombre de fois où Val est présente dans le tableau.</text:p>
      <text:p text:style-name="P20"/>
      <text:p text:style-name="P20"/>
      <text:p text:style-name="P2"><text:span text:style-name="T2">Algorithme <text:s text:c="2"/></text:span><text:s text:c="32"/></text:p>
      <text:p text:style-name="P2"/>
      <text:p text:style-name="P2"><text:span text:style-name="T3">entier</text:span> <text:span text:style-name="T3">valeur</text:span>[<text:span text:style-name="T3">8</text:span>] ;</text:p>
      <text:p text:style-name="P2">entier <text:span text:style-name="T3">val, i, nombre</text:span>;</text:p>
      <text:p text:style-name="P2"/>
      <text:p text:style-name="P9">Début</text:p>
      <text:p text:style-name="P2"><text:tab/>pour i allant de 0 à <text:span text:style-name="T3">7</text:span> par pas de 1</text:p>
      <text:p text:style-name="P2"><text:tab/></text:p>
      <text:p text:style-name="P3"><text:tab/><text:tab/>afficher('' <text:span text:style-name="T3">saisir la valeur entière</text:span>'' &lt;&lt; i &lt;&lt; '' : '' &lt;&lt; <text:span text:style-name="T6">valeur</text:span>[<text:span text:style-name="T6">i</text:span>]<text:span text:style-name="T3">)</text:span></text:p>
      <text:p text:style-name="P20"><text:tab/><text:tab/>saisir ( valeur [i])</text:p>
      <text:p text:style-name="P20"><text:tab/>fin pour </text:p>
      <text:p text:style-name="P20"><text:tab/>afficher ('' veuillez saisir val '' )</text:p>
      <text:p text:style-name="P20"><text:tab/>saisir (val)</text:p>
      <text:p text:style-name="P2"><text:tab/><text:span text:style-name="T3">for i allant de 0 à 7 par pas de 1</text:span></text:p>
      <text:p text:style-name="P20"><text:tab/><text:tab/>si ( valeur [i]= val)</text:p>
      <text:p text:style-name="P20"><text:tab/><text:tab/><text:tab/>nombre=nombre+1</text:p>
      <text:p text:style-name="P2"><text:soft-page-break/><text:tab/>fin pour</text:p>
      <text:p text:style-name="P2"><text:tab/><text:span text:style-name="T3">afficher ( ''il y a '' &lt;&lt; nombre &lt;&lt; '' fais val dans le tableau '' ) </text:span><text:s/></text:p>
      <text:p text:style-name="P9">fin </text:p>
      <text:p text:style-name="P9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Table_20_Contents">Identificateur </text:p>
          </table:table-cell>
          <table:table-cell table:style-name="Table2.A1" office:value-type="string">
            <text:p text:style-name="Table_20_Contents">Domaine de variation</text:p>
          </table:table-cell>
          <table:table-cell table:style-name="Table2.A1" office:value-type="string">
            <text:p text:style-name="Table_20_Contents">Nature </text:p>
          </table:table-cell>
          <table:table-cell table:style-name="Table2.A1" office:value-type="string">
            <text:p text:style-name="Table_20_Contents">Rôle</text:p>
          </table:table-cell>
          <table:table-cell table:style-name="Table2.E1" office:value-type="string">
            <text:p text:style-name="Table_20_Contents">Type</text:p>
          </table:table-cell>
        </table:table-row>
        <table:table-row>
          <table:table-cell table:style-name="Table2.A2" office:value-type="string">
            <text:p text:style-name="P45">Valeur </text:p>
          </table:table-cell>
          <table:table-cell table:style-name="Table2.A2" office:value-type="string">
            <text:p text:style-name="P44">-<text:span text:style-name="T5">2147483648 à <text:s/>2147483648</text:span></text:p>
          </table:table-cell>
          <table:table-cell table:style-name="Table2.A2" office:value-type="string">
            <text:p text:style-name="P45">Entrée </text:p>
          </table:table-cell>
          <table:table-cell table:style-name="Table2.A2" office:value-type="string">
            <text:p text:style-name="P40">Permet de contenir </text:p>
            <text:p text:style-name="P49">8 valeurs</text:p>
          </table:table-cell>
          <table:table-cell table:style-name="Table2.E2" office:value-type="string">
            <text:p text:style-name="P45">Entier </text:p>
          </table:table-cell>
        </table:table-row>
        <table:table-row>
          <table:table-cell table:style-name="Table2.A2" office:value-type="string">
            <text:p text:style-name="P45">i</text:p>
          </table:table-cell>
          <table:table-cell table:style-name="Table2.A2" office:value-type="string">
            <text:p text:style-name="P62"><text:s/>0 à 7</text:p>
          </table:table-cell>
          <table:table-cell table:style-name="Table2.A2" office:value-type="string">
            <text:p text:style-name="Table_20_Contents"><text:s/><text:span text:style-name="T4">local</text:span></text:p>
          </table:table-cell>
          <table:table-cell table:style-name="Table2.A2" office:value-type="string">
            <text:p text:style-name="P40">Permet de faire une boucle allant de 0à <text:span text:style-name="T24">7</text:span></text:p>
          </table:table-cell>
          <table:table-cell table:style-name="Table2.E2" office:value-type="string">
            <text:p text:style-name="P45">Entier </text:p>
          </table:table-cell>
        </table:table-row>
        <table:table-row>
          <table:table-cell table:style-name="Table2.A2" office:value-type="string">
            <text:p text:style-name="P45">val</text:p>
          </table:table-cell>
          <table:table-cell table:style-name="Table2.A2" office:value-type="string">
            <text:p text:style-name="P44">-<text:span text:style-name="T5">2147483648 à <text:s/>2147483648</text:span></text:p>
          </table:table-cell>
          <table:table-cell table:style-name="Table2.A2" office:value-type="string">
            <text:p text:style-name="P45">Entrée </text:p>
          </table:table-cell>
          <table:table-cell table:style-name="Table2.A2" office:value-type="string">
            <text:p text:style-name="P49">Permet de contenir une valeur et de la teste pour savoir combien de fois </text:p>
            <text:p text:style-name="P49"><text:span text:style-name="T3">Val est présente dans le tableau.</text:span> </text:p>
          </table:table-cell>
          <table:table-cell table:style-name="Table2.E2" office:value-type="string">
            <text:p text:style-name="P45">Entier </text:p>
          </table:table-cell>
        </table:table-row>
        <table:table-row>
          <table:table-cell table:style-name="Table2.A2" office:value-type="string">
            <text:p text:style-name="P45">nombre</text:p>
          </table:table-cell>
          <table:table-cell table:style-name="Table2.A2" office:value-type="string">
            <text:p text:style-name="P44">-<text:span text:style-name="T5">2147483648 à <text:s/>2147483648</text:span></text:p>
          </table:table-cell>
          <table:table-cell table:style-name="Table2.A2" office:value-type="string">
            <text:p text:style-name="P45">Sortie </text:p>
          </table:table-cell>
          <table:table-cell table:style-name="Table2.A2" office:value-type="string">
            <text:p text:style-name="P51">Affiche le nombre de val présent dans le tableau </text:p>
          </table:table-cell>
          <table:table-cell table:style-name="Table2.E2" office:value-type="string">
            <text:p text:style-name="P45">Entier </text:p>
          </table:table-cell>
        </table:table-row>
      </table:table>
      <text:p text:style-name="P21"/>
      <text:p text:style-name="P16">Exercice 3 : </text:p>
      <text:p text:style-name="P22">Réaliser un programme qui : </text:p>
      <text:p text:style-name="P22">- demande à l’utilisateur de saisir 8 valeurs entières et les range dans un tableau ; </text:p>
      <text:p text:style-name="P22">- détermine et affiche les valeurs minimale et maximale.</text:p>
      <text:p text:style-name="P22"/>
      <text:p text:style-name="P3"><text:span text:style-name="T2">Algorithme <text:s text:c="2"/></text:span><text:s text:c="32"/></text:p>
      <text:p text:style-name="P3"/>
      <text:p text:style-name="P26">entier valeur [8]</text:p>
      <text:p text:style-name="P3">entier i, <text:span text:style-name="T6">min, max ;</text:span></text:p>
      <text:p text:style-name="P3"/>
      <text:p text:style-name="P10">Début</text:p>
      <text:p text:style-name="P10"><text:tab/></text:p>
      <text:p text:style-name="P3"><text:tab/>pour i allant de 0 à <text:span text:style-name="T6">7</text:span> par pas de 1</text:p>
      <text:p text:style-name="P3"><text:tab/><text:tab/>afficher('' <text:span text:style-name="T6">saisir la valeur entière</text:span>'' &lt;&lt; i&lt;&lt; '' : '' &lt;&lt; <text:span text:style-name="T6">valeur</text:span>[<text:span text:style-name="T6">i</text:span>]<text:span text:style-name="T6">)</text:span></text:p>
      <text:p text:style-name="P26"><text:tab/><text:tab/>saisir ( valeur [i])</text:p>
      <text:p text:style-name="P27"><text:tab/><text:tab/>si (i=1)alors</text:p>
      <text:p text:style-name="P27"><text:span text:style-name="T11"><text:tab/><text:tab/><text:tab/> min</text:span><text:span text:style-name="T13">←</text:span><text:span text:style-name="T11">valeur [i];</text:span></text:p>
      <text:p text:style-name="P33"><text:span text:style-name="T11"><text:s text:c="11"/><text:tab/><text:tab/><text:tab/> max</text:span><text:span text:style-name="T12">←</text:span><text:span text:style-name="T11">valeur [i];</text:span></text:p>
      <text:p text:style-name="P27"><text:tab/><text:tab/><text:span text:style-name="T11">fin si </text:span></text:p>
      <text:p text:style-name="P28"><text:tab/><text:tab/>si (valeur[i]&gt;<text:span text:style-name="T11">min</text:span>)alors</text:p>
      <text:p text:style-name="P28"><text:tab/><text:tab/><text:tab/>min<text:span text:style-name="T13">←valeur [i]</text:span>;</text:p>
      <text:p text:style-name="P28"><text:tab/><text:tab/>sinon si (valeur[i]&lt; <text:span text:style-name="T11">max)</text:span></text:p>
      <text:p text:style-name="P28"><text:tab/><text:tab/><text:tab/>max<text:span text:style-name="T13">←valeur [i]</text:span>;</text:p>
      <text:p text:style-name="P26"><text:tab/><text:tab/>fin si</text:p>
      <text:p text:style-name="P26"/>
      <text:p text:style-name="P26"><text:tab/>fin pour </text:p>
      <text:p text:style-name="P26"><text:tab/>afficher ('' la valeur minimale est '' &lt;&lt; min <text:span text:style-name="T21">)</text:span></text:p>
      <text:p text:style-name="P26"><text:tab/>afficher ( '' la valeur maximale est '' &lt;&lt; max <text:span text:style-name="T21">)</text:span></text:p>
      <text:p text:style-name="P10">fin </text:p>
      <text:p text:style-name="P10"><text:soft-page-break/>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Table_20_Contents">Identificateur </text:p>
          </table:table-cell>
          <table:table-cell table:style-name="Table3.A1" office:value-type="string">
            <text:p text:style-name="Table_20_Contents">Domaine de variation</text:p>
          </table:table-cell>
          <table:table-cell table:style-name="Table3.A1" office:value-type="string">
            <text:p text:style-name="Table_20_Contents">Nature </text:p>
          </table:table-cell>
          <table:table-cell table:style-name="Table3.A1" office:value-type="string">
            <text:p text:style-name="Table_20_Contents">Rôle</text:p>
          </table:table-cell>
          <table:table-cell table:style-name="Table3.E1" office:value-type="string">
            <text:p text:style-name="Table_20_Contents">Type</text:p>
          </table:table-cell>
        </table:table-row>
        <table:table-row>
          <table:table-cell table:style-name="Table3.A2" office:value-type="string">
            <text:p text:style-name="P53">Valeur </text:p>
          </table:table-cell>
          <table:table-cell table:style-name="Table3.A2" office:value-type="string">
            <text:p text:style-name="P44">-<text:span text:style-name="T5">2147483648 à <text:s/>2147483648</text:span></text:p>
          </table:table-cell>
          <table:table-cell table:style-name="Table3.A2" office:value-type="string">
            <text:p text:style-name="P45">Entrée </text:p>
          </table:table-cell>
          <table:table-cell table:style-name="Table3.A2" office:value-type="string">
            <text:p text:style-name="P40">Permet de contenir </text:p>
            <text:p text:style-name="P49">8 valeurs</text:p>
          </table:table-cell>
          <table:table-cell table:style-name="Table3.E2" office:value-type="string">
            <text:p text:style-name="P45">Entier </text:p>
          </table:table-cell>
        </table:table-row>
        <table:table-row>
          <table:table-cell table:style-name="Table3.A2" office:value-type="string">
            <text:p text:style-name="P53">i</text:p>
          </table:table-cell>
          <table:table-cell table:style-name="Table3.A2" office:value-type="string">
            <text:p text:style-name="P62"><text:s/>0 à 7</text:p>
          </table:table-cell>
          <table:table-cell table:style-name="Table3.A2" office:value-type="string">
            <text:p text:style-name="Table_20_Contents"><text:s/><text:span text:style-name="T4">local</text:span></text:p>
          </table:table-cell>
          <table:table-cell table:style-name="Table3.A2" office:value-type="string">
            <text:p text:style-name="P40">Permet de faire une boucle allant de 0à <text:span text:style-name="T10">7</text:span></text:p>
          </table:table-cell>
          <table:table-cell table:style-name="Table3.E2" office:value-type="string">
            <text:p text:style-name="P45">Entier </text:p>
          </table:table-cell>
        </table:table-row>
        <table:table-row>
          <table:table-cell table:style-name="Table3.A2" office:value-type="string">
            <text:p text:style-name="P53">min</text:p>
          </table:table-cell>
          <table:table-cell table:style-name="Table3.A2" office:value-type="string">
            <text:p text:style-name="P44">-<text:span text:style-name="T5">2147483648 à <text:s/>2147483648</text:span></text:p>
          </table:table-cell>
          <table:table-cell table:style-name="Table3.A2" office:value-type="string">
            <text:p text:style-name="P45">Sortie </text:p>
          </table:table-cell>
          <table:table-cell table:style-name="Table3.A2" office:value-type="string">
            <text:p text:style-name="P52">Parmet de stocké le nombre minimale</text:p>
          </table:table-cell>
          <table:table-cell table:style-name="Table3.E2" office:value-type="string">
            <text:p text:style-name="P45">Entier </text:p>
          </table:table-cell>
        </table:table-row>
        <table:table-row>
          <table:table-cell table:style-name="Table3.A2" office:value-type="string">
            <text:p text:style-name="P53">max</text:p>
          </table:table-cell>
          <table:table-cell table:style-name="Table3.A2" office:value-type="string">
            <text:p text:style-name="P44">-<text:span text:style-name="T5">2147483648 à <text:s/>2147483648</text:span></text:p>
          </table:table-cell>
          <table:table-cell table:style-name="Table3.A2" office:value-type="string">
            <text:p text:style-name="P45">Sortie </text:p>
          </table:table-cell>
          <table:table-cell table:style-name="Table3.A2" office:value-type="string">
            <text:p text:style-name="P52">Permet de stocké le nombre maximale</text:p>
          </table:table-cell>
          <table:table-cell table:style-name="Table3.E2" office:value-type="string">
            <text:p text:style-name="P45">Entier </text:p>
          </table:table-cell>
        </table:table-row>
      </table:table>
      <text:p text:style-name="P10"/>
      <text:p text:style-name="P10"/>
      <text:p text:style-name="P17">Exercice 4 : </text:p>
      <text:p text:style-name="P23">Réaliser un programme qui : </text:p>
      <text:p text:style-name="P23">- demande à l’utilisateur de saisir 10 valeurs entières et les range dans un tableau ; </text:p>
      <text:p text:style-name="P23">- demande à l’utilisateur de saisir 2 entiers Val1 et Val2; </text:p>
      <text:p text:style-name="P23">- affiche le nombre de valeurs appartenant à l'intervalle [Val1,Val2].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row>
          <table:table-cell table:style-name="Table4.A1" office:value-type="string">
            <text:p text:style-name="Table_20_Contents">Identificateur </text:p>
          </table:table-cell>
          <table:table-cell table:style-name="Table4.A1" office:value-type="string">
            <text:p text:style-name="Table_20_Contents">Domaine de variation</text:p>
          </table:table-cell>
          <table:table-cell table:style-name="Table4.A1" office:value-type="string">
            <text:p text:style-name="Table_20_Contents">Nature </text:p>
          </table:table-cell>
          <table:table-cell table:style-name="Table4.A1" office:value-type="string">
            <text:p text:style-name="Table_20_Contents">Rôle</text:p>
          </table:table-cell>
          <table:table-cell table:style-name="Table4.E1" office:value-type="string">
            <text:p text:style-name="Table_20_Contents">Type</text:p>
          </table:table-cell>
        </table:table-row>
        <table:table-row>
          <table:table-cell table:style-name="Table4.A2" office:value-type="string">
            <text:p text:style-name="P53">Valeur </text:p>
          </table:table-cell>
          <table:table-cell table:style-name="Table4.A2" office:value-type="string">
            <text:p text:style-name="P44">-<text:span text:style-name="T5">2147483648 à <text:s/>2147483648</text:span></text:p>
          </table:table-cell>
          <table:table-cell table:style-name="Table4.A2" office:value-type="string">
            <text:p text:style-name="P45">Entrée </text:p>
          </table:table-cell>
          <table:table-cell table:style-name="Table4.A2" office:value-type="string">
            <text:p text:style-name="P40">Permet de contenir </text:p>
            <text:p text:style-name="P49"><text:span text:style-name="T19">10</text:span> valeurs</text:p>
          </table:table-cell>
          <table:table-cell table:style-name="Table4.E2" office:value-type="string">
            <text:p text:style-name="P45">Entier </text:p>
          </table:table-cell>
        </table:table-row>
        <table:table-row>
          <table:table-cell table:style-name="Table4.A2" office:value-type="string">
            <text:p text:style-name="P54">i</text:p>
          </table:table-cell>
          <table:table-cell table:style-name="Table4.A2" office:value-type="string">
            <text:p text:style-name="P62"><text:s/>0 à 9</text:p>
          </table:table-cell>
          <table:table-cell table:style-name="Table4.A2" office:value-type="string">
            <text:p text:style-name="P54">local</text:p>
          </table:table-cell>
          <table:table-cell table:style-name="Table4.A2" office:value-type="string">
            <text:p text:style-name="P41">Permet de faire une boucle allant de 0à <text:span text:style-name="T19">9</text:span></text:p>
          </table:table-cell>
          <table:table-cell table:style-name="Table4.E2" office:value-type="string">
            <text:p text:style-name="P46">Entier </text:p>
          </table:table-cell>
        </table:table-row>
        <table:table-row>
          <table:table-cell table:style-name="Table4.A2" office:value-type="string">
            <text:p text:style-name="P54">val</text:p>
          </table:table-cell>
          <table:table-cell table:style-name="Table4.A2" office:value-type="string">
            <text:p text:style-name="P44">-<text:span text:style-name="T5">2147483648 à <text:s/>2147483648</text:span></text:p>
          </table:table-cell>
          <table:table-cell table:style-name="Table4.A2" office:value-type="string">
            <text:p text:style-name="P54">entrée</text:p>
          </table:table-cell>
          <table:table-cell table:style-name="Table4.A2" office:value-type="string">
            <text:p text:style-name="P82">Permet de vérifier notre condition</text:p>
          </table:table-cell>
          <table:table-cell table:style-name="Table4.E2" office:value-type="string">
            <text:p text:style-name="P46">Entier </text:p>
          </table:table-cell>
        </table:table-row>
        <table:table-row>
          <table:table-cell table:style-name="Table4.A2" office:value-type="string">
            <text:p text:style-name="P54">val2</text:p>
          </table:table-cell>
          <table:table-cell table:style-name="Table4.A2" office:value-type="string">
            <text:p text:style-name="P44">-<text:span text:style-name="T5">2147483648 à <text:s/>2147483648</text:span></text:p>
          </table:table-cell>
          <table:table-cell table:style-name="Table4.A2" office:value-type="string">
            <text:p text:style-name="P54">entrée</text:p>
          </table:table-cell>
          <table:table-cell table:style-name="Table4.A2" office:value-type="string">
            <text:p text:style-name="P54">Permet de vérifier notre condition</text:p>
          </table:table-cell>
          <table:table-cell table:style-name="Table4.E2" office:value-type="string">
            <text:p text:style-name="P46">Entier </text:p>
          </table:table-cell>
        </table:table-row>
        <table:table-row>
          <table:table-cell table:style-name="Table4.A2" office:value-type="string">
            <text:p text:style-name="P54">nombre</text:p>
          </table:table-cell>
          <table:table-cell table:style-name="Table4.A2" office:value-type="string">
            <text:p text:style-name="P44">-<text:span text:style-name="T5">2147483648 à <text:s/>2147483648</text:span></text:p>
          </table:table-cell>
          <table:table-cell table:style-name="Table4.A2" office:value-type="string">
            <text:p text:style-name="P54">Sortie </text:p>
          </table:table-cell>
          <table:table-cell table:style-name="Table4.A2" office:value-type="string">
            <text:p text:style-name="P54">Stocke le nombre de valeurs situe entre val et val2</text:p>
          </table:table-cell>
          <table:table-cell table:style-name="Table4.E2" office:value-type="string">
            <text:p text:style-name="P46">Entier </text:p>
          </table:table-cell>
        </table:table-row>
      </table:table>
      <text:p text:style-name="P2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<text:span text:style-name="T2">Algorithme <text:s text:c="2"/></text:span><text:s text:c="32"/></text:p>
      <text:p text:style-name="P4"/>
      <text:p text:style-name="P29">entier valeur [<text:span text:style-name="T19">10</text:span>]</text:p>
      <text:p text:style-name="P4">entier i, <text:span text:style-name="T19">val, val2, nombre;</text:span></text:p>
      <text:p text:style-name="P4"/>
      <text:p text:style-name="P11">Début</text:p>
      <text:p text:style-name="P11"><text:tab/></text:p>
      <text:p text:style-name="P4"><text:tab/>pour i allant de 0 à <text:span text:style-name="T19">9</text:span> par pas de 1</text:p>
      <text:p text:style-name="P4"><text:tab/><text:tab/></text:p>
      <text:p text:style-name="P4"><text:tab/><text:tab/>afficher('' <text:span text:style-name="T6">saisir la valeur entière</text:span>'' &lt;&lt; i&lt;&lt; '' : '' &lt;&lt; <text:span text:style-name="T6">valeur</text:span>[<text:span text:style-name="T6">i</text:span>]<text:span text:style-name="T6">)</text:span></text:p>
      <text:p text:style-name="P29"><text:tab/><text:tab/>saisir ( valeur [i])</text:p>
      <text:p text:style-name="P29"><text:tab/></text:p>
      <text:p text:style-name="P34"><text:tab/>fin pour </text:p>
      <text:p text:style-name="P29"><text:tab/></text:p>
      <text:p text:style-name="P4"><text:tab/>afficher('' veuillez saisir val ")</text:p>
      <text:p text:style-name="P34"><text:s text:c="3"/><text:tab/><text:span text:style-name="T6">saisir (</text:span> val)</text:p>
      <text:p text:style-name="P34"><text:s text:c="3"/><text:tab/><text:span text:style-name="T1">afficher('' </text:span>veuillez saisir val2 ")</text:p>
      <text:p text:style-name="P34"><text:s text:c="2"/><text:tab/><text:span text:style-name="T6">saisir (</text:span>val2)</text:p>
      <text:p text:style-name="P29"><text:tab/></text:p>
      <text:p text:style-name="P4"><text:tab/>pour i allant de 0 à <text:span text:style-name="T19">9</text:span> par pas de 1</text:p>
      <text:p text:style-name="P4"><text:tab/><text:tab/><text:span text:style-name="T19">si((valeur[i]&gt;val) &amp;&amp;(valeur[i]&lt;val2))alors </text:span></text:p>
      <text:p text:style-name="P4"><text:span text:style-name="T19"><text:tab/><text:tab/><text:tab/>nombre</text:span><text:span text:style-name="T14">←</text:span><text:span text:style-name="T18">nombre+1</text:span></text:p>
      <text:p text:style-name="P70"><text:tab/><text:tab/>fin si </text:p>
      <text:p text:style-name="P29"><text:tab/>fin pour </text:p>
      <text:p text:style-name="P29"><text:tab/>afficher (<text:span text:style-name="T19">"il y a "&lt;&lt;nombre&lt;&lt;" valeur entre <text:s/>val et val2")</text:span></text:p>
      <text:p text:style-name="P34"/>
      <text:p text:style-name="P11">fin</text:p>
      <text:p text:style-name="P11"/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Exercice 5 : </text:p>
      <text:p text:style-name="P24">Réaliser un programme qui renverra en résultat le nombre de jours compris entre deux dates </text:p>
      <text:p text:style-name="P24">de la même année. Les 2 dates (jour et mois) seront saisies par l'utilisateur. </text:p>
      <text:p text:style-name="P24">On supposera que la 1ère date saisie est antérieure à la seconde. </text:p>
      <text:p text:style-name="P24">Pour cela il faudra utiliser un tableau (constant) comprenant le nombre de jours par mois de </text:p>
      <text:p text:style-name="P24">chaque mois d'une année civile. (mot clé : const)</text:p>
      <text:p text:style-name="P24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Table_20_Contents">Identificateur </text:p>
          </table:table-cell>
          <table:table-cell table:style-name="Table5.A1" office:value-type="string">
            <text:p text:style-name="Table_20_Contents">Domaine de variation</text:p>
          </table:table-cell>
          <table:table-cell table:style-name="Table5.A1" office:value-type="string">
            <text:p text:style-name="Table_20_Contents">Nature </text:p>
          </table:table-cell>
          <table:table-cell table:style-name="Table5.A1" office:value-type="string">
            <text:p text:style-name="Table_20_Contents">Rôle</text:p>
          </table:table-cell>
          <table:table-cell table:style-name="Table5.E1" office:value-type="string">
            <text:p text:style-name="Table_20_Contents">Type</text:p>
          </table:table-cell>
        </table:table-row>
        <table:table-row>
          <table:table-cell table:style-name="Table5.A2" office:value-type="string">
            <text:p text:style-name="P56">an</text:p>
          </table:table-cell>
          <table:table-cell table:style-name="Table5.A2" office:value-type="string">
            <text:p text:style-name="P55">-<text:span text:style-name="T5">2147483648 à <text:s/>2147483648</text:span></text:p>
          </table:table-cell>
          <table:table-cell table:style-name="Table5.A2" office:value-type="string">
            <text:p text:style-name="P56">local</text:p>
          </table:table-cell>
          <table:table-cell table:style-name="Table5.A2" office:value-type="string">
            <text:p text:style-name="P42">Permet de contenir </text:p>
            <text:p text:style-name="P50"><text:span text:style-name="T21">13</text:span> valeurs</text:p>
          </table:table-cell>
          <table:table-cell table:style-name="Table5.E2" office:value-type="string">
            <text:p text:style-name="P47">Entier </text:p>
          </table:table-cell>
        </table:table-row>
        <table:table-row>
          <table:table-cell table:style-name="Table5.A2" office:value-type="string">
            <text:p text:style-name="P56">jours</text:p>
          </table:table-cell>
          <table:table-cell table:style-name="Table5.A2" office:value-type="string">
            <text:p text:style-name="P55">-<text:span text:style-name="T5">2147483648 à <text:s/>2147483648</text:span></text:p>
          </table:table-cell>
          <table:table-cell table:style-name="Table5.A2" office:value-type="string">
            <text:p text:style-name="P56">entrée</text:p>
          </table:table-cell>
          <table:table-cell table:style-name="Table5.A2" office:value-type="string">
            <text:p text:style-name="P58">Stock le 1<text:span text:style-name="T22">er</text:span> mois <text:s/>saisi par l'utilisateur </text:p>
          </table:table-cell>
          <table:table-cell table:style-name="Table5.E2" office:value-type="string">
            <text:p text:style-name="P47">Entier </text:p>
          </table:table-cell>
        </table:table-row>
        <table:table-row>
          <table:table-cell table:style-name="Table5.A2" office:value-type="string">
            <text:p text:style-name="P56">jours2</text:p>
          </table:table-cell>
          <table:table-cell table:style-name="Table5.A2" office:value-type="string">
            <text:p text:style-name="P55">-<text:span text:style-name="T5">2147483648 à <text:s/>2147483648</text:span></text:p>
          </table:table-cell>
          <table:table-cell table:style-name="Table5.A2" office:value-type="string">
            <text:p text:style-name="P56">Entrée </text:p>
          </table:table-cell>
          <table:table-cell table:style-name="Table5.A2" office:value-type="string">
            <text:p text:style-name="P58">Stock le 2éme jours saisi par l'utilisateur </text:p>
          </table:table-cell>
          <table:table-cell table:style-name="Table5.E2" office:value-type="string">
            <text:p text:style-name="P47">Entier </text:p>
          </table:table-cell>
        </table:table-row>
        <table:table-row>
          <table:table-cell table:style-name="Table5.A2" office:value-type="string">
            <text:p text:style-name="P56">mois</text:p>
          </table:table-cell>
          <table:table-cell table:style-name="Table5.A2" office:value-type="string">
            <text:p text:style-name="P55">-<text:span text:style-name="T5">2147483648 à <text:s/>2147483648</text:span></text:p>
          </table:table-cell>
          <table:table-cell table:style-name="Table5.A2" office:value-type="string">
            <text:p text:style-name="P56">entrée</text:p>
          </table:table-cell>
          <table:table-cell table:style-name="Table5.A2" office:value-type="string">
            <text:p text:style-name="P58">Stock le 1er mois saisi par l'utilisateur </text:p>
          </table:table-cell>
          <table:table-cell table:style-name="Table5.E2" office:value-type="string">
            <text:p text:style-name="P47">Entier </text:p>
          </table:table-cell>
        </table:table-row>
        <table:table-row>
          <table:table-cell table:style-name="Table5.A2" office:value-type="string">
            <text:p text:style-name="P56">mois2</text:p>
          </table:table-cell>
          <table:table-cell table:style-name="Table5.A2" office:value-type="string">
            <text:p text:style-name="P55">-<text:span text:style-name="T5">2147483648 à <text:s/>2147483648</text:span></text:p>
          </table:table-cell>
          <table:table-cell table:style-name="Table5.A2" office:value-type="string">
            <text:p text:style-name="P56">entrée</text:p>
          </table:table-cell>
          <table:table-cell table:style-name="Table5.A2" office:value-type="string">
            <text:p text:style-name="P58">Stock le 2éme mois saisi par l'utilisateur </text:p>
          </table:table-cell>
          <table:table-cell table:style-name="Table5.E2" office:value-type="string">
            <text:p text:style-name="P47">Entier </text:p>
          </table:table-cell>
        </table:table-row>
        <table:table-row>
          <table:table-cell table:style-name="Table5.A2" office:value-type="string">
            <text:p text:style-name="P56">Sous </text:p>
          </table:table-cell>
          <table:table-cell table:style-name="Table5.A2" office:value-type="string">
            <text:p text:style-name="P55">-<text:span text:style-name="T5">2147483648 à <text:s/>2147483648</text:span></text:p>
          </table:table-cell>
          <table:table-cell table:style-name="Table5.A2" office:value-type="string">
            <text:p text:style-name="P56">local</text:p>
          </table:table-cell>
          <table:table-cell table:style-name="Table5.A2" office:value-type="string">
            <text:p text:style-name="P58">Permet de stocké le nombre de jours situe entre jours et la fin du mois saisi </text:p>
          </table:table-cell>
          <table:table-cell table:style-name="Table5.E2" office:value-type="string">
            <text:p text:style-name="P47">Entier </text:p>
          </table:table-cell>
        </table:table-row>
        <table:table-row>
          <table:table-cell table:style-name="Table5.A2" office:value-type="string">
            <text:p text:style-name="P56">Plus </text:p>
          </table:table-cell>
          <table:table-cell table:style-name="Table5.A2" office:value-type="string">
            <text:p text:style-name="P55">-<text:span text:style-name="T5">2147483648 à <text:s/>2147483648</text:span></text:p>
          </table:table-cell>
          <table:table-cell table:style-name="Table5.A2" office:value-type="string">
            <text:p text:style-name="P56">local</text:p>
          </table:table-cell>
          <table:table-cell table:style-name="Table5.A2" office:value-type="string">
            <text:p text:style-name="P58">Permet de stocké la variable jours 2</text:p>
          </table:table-cell>
          <table:table-cell table:style-name="Table5.E2" office:value-type="string">
            <text:p text:style-name="P47">Entier </text:p>
          </table:table-cell>
        </table:table-row>
        <table:table-row>
          <table:table-cell table:style-name="Table5.A2" office:value-type="string">
            <text:p text:style-name="P56">i</text:p>
          </table:table-cell>
          <table:table-cell table:style-name="Table5.A2" office:value-type="string">
            <text:p text:style-name="P59"><text:span text:style-name="T5">1 </text:span>à 12</text:p>
          </table:table-cell>
          <table:table-cell table:style-name="Table5.A2" office:value-type="string">
            <text:p text:style-name="P56">local</text:p>
          </table:table-cell>
          <table:table-cell table:style-name="Table5.A2" office:value-type="string">
            <text:p text:style-name="P41">Permet de faire une boucle allant de <text:span text:style-name="T20">1</text:span> à <text:span text:style-name="T20">12</text:span></text:p>
          </table:table-cell>
          <table:table-cell table:style-name="Table5.E2" office:value-type="string">
            <text:p text:style-name="P47">Entier </text:p>
          </table:table-cell>
        </table:table-row>
      </table:table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56">somme</text:p>
          </table:table-cell>
          <table:table-cell table:style-name="Table6.A1" office:value-type="string">
            <text:p text:style-name="P55">-<text:span text:style-name="T5">2147483648 à <text:s/>2147483648</text:span></text:p>
          </table:table-cell>
          <table:table-cell table:style-name="Table6.A1" office:value-type="string">
            <text:p text:style-name="P56">Sortie </text:p>
          </table:table-cell>
          <table:table-cell table:style-name="Table6.A1" office:value-type="string">
            <text:p text:style-name="P58">Stock le nombre de jours entre la 1<text:span text:style-name="T22">er</text:span> et 2éme date </text:p>
          </table:table-cell>
          <table:table-cell table:style-name="Table6.E1" office:value-type="string">
            <text:p text:style-name="P47">Entier </text:p>
          </table:table-cell>
        </table:table-row>
      </table:table>
      <text:p text:style-name="P2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<text:span text:style-name="T2">Algorithme <text:s text:c="2"/></text:span><text:s text:c="32"/></text:p>
      <text:p text:style-name="P5"/>
      <text:p text:style-name="P30">entier valeur [<text:span text:style-name="T21">13</text:span>]<text:span text:style-name="T1"> = {0, 31 , 28, 31, 30,31, 30 , 31 ,31 , 30 , 31 , 30, 31};</text:span></text:p>
      <text:p text:style-name="P5">entier <text:span text:style-name="T21">jours, jours2, mois, mois2, sous, plus, i, somme;</text:span></text:p>
      <text:p text:style-name="P5"/>
      <text:p text:style-name="P12">Début</text:p>
      <text:p text:style-name="P6"><text:span text:style-name="T2"><text:tab/></text:span><text:span text:style-name="T8">somme</text:span><text:span text:style-name="T16">←</text:span><text:span text:style-name="T8">0</text:span></text:p>
      <text:p text:style-name="P5"><text:span text:style-name="T8"><text:tab/></text:span><text:span text:style-name="T7">afficher(''</text:span><text:span text:style-name="T21">veuillez saisir le mois")</text:span></text:p>
      <text:p text:style-name="P35"><text:tab/>saisir (mois)</text:p>
      <text:p text:style-name="P5"><text:span text:style-name="T21"><text:tab/></text:span>afficher(''<text:span text:style-name="T21">veuillez saisir le jours")</text:span></text:p>
      <text:p text:style-name="P35"><text:tab/>saisir (jours)</text:p>
      <text:p text:style-name="P35"><text:s text:c="3"/><text:tab/><text:span text:style-name="T1">afficher(''</text:span>veuillez saisir le mois")</text:p>
      <text:p text:style-name="P35"><text:s text:c="4"/><text:tab/><text:span text:style-name="T6">saisir (</text:span>mois2)</text:p>
      <text:p text:style-name="P35"><text:s text:c="4"/><text:tab/><text:span text:style-name="T1">afficher(''</text:span>veuillez saisir le jours")</text:p>
      <text:p text:style-name="P35"><text:s text:c="4"/><text:tab/><text:span text:style-name="T6">saisir (</text:span>jours2)</text:p>
      <text:p text:style-name="P5"><text:tab/>pour i allant de 1à 12 par pas de 1</text:p>
      <text:p text:style-name="P5"><text:tab/><text:tab/></text:p>
      <text:p text:style-name="P5"><text:tab/><text:tab/><text:span text:style-name="T21">si(mois&gt;mois2)alors</text:span></text:p>
      <text:p text:style-name="P5"><text:span text:style-name="T21"><text:tab/><text:tab/><text:tab/></text:span>afficher('' <text:span text:style-name="T21">erreure'')</text:span></text:p>
      <text:p text:style-name="P35"><text:tab/><text:tab/>fin si</text:p>
      <text:p text:style-name="P5"><text:tab/><text:tab/></text:p>
      <text:p text:style-name="P5"><text:tab/><text:tab/>si(mois=i)alors</text:p>
      <text:p text:style-name="P37"><text:span text:style-name="T21"><text:tab/><text:tab/><text:tab/>sous</text:span><text:span text:style-name="T15">←</text:span><text:span text:style-name="T21">an[i]-jours;</text:span></text:p>
      <text:p text:style-name="P35"><text:tab/><text:tab/>fin si</text:p>
      <text:p text:style-name="P35"><text:tab/><text:tab/></text:p>
      <text:p text:style-name="P35"><text:tab/><text:tab/>si((i&gt;mois) &amp;&amp; (i&lt;mois2))alors</text:p>
      <text:p text:style-name="P6"><text:span text:style-name="T21"><text:tab/><text:tab/><text:tab/> somme</text:span><text:span text:style-name="T15">←</text:span><text:span text:style-name="T21">somme+an[i];</text:span></text:p>
      <text:p text:style-name="P35"><text:tab/><text:tab/>fin si</text:p>
      <text:p text:style-name="P35"/>
      <text:p text:style-name="P35"><text:tab/><text:tab/>si(mois2=i)alors</text:p>
      <text:p text:style-name="P6"><text:span text:style-name="T21"><text:tab/><text:tab/><text:tab/>plus</text:span><text:span text:style-name="T15">←</text:span><text:span text:style-name="T21">ours2;</text:span></text:p>
      <text:p text:style-name="P35"><text:tab/><text:tab/>fin si</text:p>
      <text:p text:style-name="P30"><text:tab/>fin pour </text:p>
      <text:p text:style-name="P31"><text:tab/><text:span text:style-name="T23">somme</text:span><text:span text:style-name="T15">←</text:span><text:span text:style-name="T23">somme+plus+sous;</text:span></text:p>
      <text:p text:style-name="P30"><text:tab/><text:span text:style-name="T1">afficher(''il y a "&lt;&lt; somme &lt;&lt; " jours entre la 1er date et la 2éme date ")</text:span></text:p>
      <text:p text:style-name="P30"/>
      <text:p text:style-name="P12">fin</text:p>
      <text:p text:style-name="P12"/>
      <text:p text:style-name="P19">Exercice 6 : </text:p>
      <text:p text:style-name="P25">Réaliser un programme qui : </text:p>
      <text:p text:style-name="P25">- demande à l’utilisateur de saisir 10 valeurs entières et les range dans le tableau ; </text:p>
      <text:p text:style-name="P25">- affiche le contenu du tableau ; </text:p>
      <text:p text:style-name="P25">- trie le tableau afin de placer les valeurs négatives avant les valeurs positives ou nulles ; </text:p>
      <text:p text:style-name="P25">- affiche le nouveau contenu du tableau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7" table:style-name="Table7">
        <table:table-column table:style-name="Table7.A" table:number-columns-repeated="5"/>
        <text:soft-page-break/>
        <table:table-row>
          <table:table-cell table:style-name="Table7.A1" office:value-type="string">
            <text:p text:style-name="Table_20_Contents">Identificateur </text:p>
          </table:table-cell>
          <table:table-cell table:style-name="Table7.A1" office:value-type="string">
            <text:p text:style-name="Table_20_Contents">Domaine de variation</text:p>
          </table:table-cell>
          <table:table-cell table:style-name="Table7.A1" office:value-type="string">
            <text:p text:style-name="Table_20_Contents">Nature </text:p>
          </table:table-cell>
          <table:table-cell table:style-name="Table7.A1" office:value-type="string">
            <text:p text:style-name="Table_20_Contents">Rôle</text:p>
          </table:table-cell>
          <table:table-cell table:style-name="Table7.E1" office:value-type="string">
            <text:p text:style-name="Table_20_Contents">Type</text:p>
          </table:table-cell>
        </table:table-row>
        <table:table-row>
          <table:table-cell table:style-name="Table7.A2" office:value-type="string">
            <text:p text:style-name="P60">Tab</text:p>
          </table:table-cell>
          <table:table-cell table:style-name="Table7.A2" office:value-type="string">
            <text:p text:style-name="P61">-<text:span text:style-name="T5">2147483648 à <text:s/>2147483648</text:span></text:p>
          </table:table-cell>
          <table:table-cell table:style-name="Table7.A2" office:value-type="string">
            <text:p text:style-name="P60">entrée</text:p>
          </table:table-cell>
          <table:table-cell table:style-name="Table7.A2" office:value-type="string">
            <text:p text:style-name="P60">Permet de stocké les valeurs saisi</text:p>
          </table:table-cell>
          <table:table-cell table:style-name="Table7.E2" office:value-type="string">
            <text:p text:style-name="P48">Entier </text:p>
          </table:table-cell>
        </table:table-row>
        <table:table-row>
          <table:table-cell table:style-name="Table7.A2" office:value-type="string">
            <text:p text:style-name="P60">com</text:p>
          </table:table-cell>
          <table:table-cell table:style-name="Table7.A2" office:value-type="string">
            <text:p text:style-name="P61">-<text:span text:style-name="T5">2147483648 à <text:s/>2147483648</text:span></text:p>
          </table:table-cell>
          <table:table-cell table:style-name="Table7.A2" office:value-type="string">
            <text:p text:style-name="P60">Sortie </text:p>
          </table:table-cell>
          <table:table-cell table:style-name="Table7.A2" office:value-type="string">
            <text:p text:style-name="P60">Permet de stocké les valeurs trie</text:p>
          </table:table-cell>
          <table:table-cell table:style-name="Table7.E2" office:value-type="string">
            <text:p text:style-name="P48">Entier </text:p>
          </table:table-cell>
        </table:table-row>
        <table:table-row>
          <table:table-cell table:style-name="Table7.A2" office:value-type="string">
            <text:p text:style-name="P60">i</text:p>
          </table:table-cell>
          <table:table-cell table:style-name="Table7.A2" office:value-type="string">
            <text:p text:style-name="P60">0 à 9</text:p>
          </table:table-cell>
          <table:table-cell table:style-name="Table7.A2" office:value-type="string">
            <text:p text:style-name="P57">local</text:p>
          </table:table-cell>
          <table:table-cell table:style-name="Table7.A2" office:value-type="string">
            <text:p text:style-name="P43">Permet de faire une boucle allant de <text:span text:style-name="T25">0</text:span> à <text:span text:style-name="T25">9</text:span></text:p>
          </table:table-cell>
          <table:table-cell table:style-name="Table7.E2" office:value-type="string">
            <text:p text:style-name="P48">Entier </text:p>
          </table:table-cell>
        </table:table-row>
        <table:table-row>
          <table:table-cell table:style-name="Table7.A2" office:value-type="string">
            <text:p text:style-name="P60">val</text:p>
          </table:table-cell>
          <table:table-cell table:style-name="Table7.A2" office:value-type="string">
            <text:p text:style-name="P61">-<text:span text:style-name="T5">2147483648 à <text:s/>2147483648</text:span></text:p>
          </table:table-cell>
          <table:table-cell table:style-name="Table7.A2" office:value-type="string">
            <text:p text:style-name="P57">local</text:p>
          </table:table-cell>
          <table:table-cell table:style-name="Table7.A2" office:value-type="string">
            <text:p text:style-name="P60">Permet de classer les valeurs négatif</text:p>
          </table:table-cell>
          <table:table-cell table:style-name="Table7.E2" office:value-type="string">
            <text:p text:style-name="P48">Entier </text:p>
          </table:table-cell>
        </table:table-row>
        <table:table-row>
          <table:table-cell table:style-name="Table7.A2" office:value-type="string">
            <text:p text:style-name="P60">val1</text:p>
          </table:table-cell>
          <table:table-cell table:style-name="Table7.A2" office:value-type="string">
            <text:p text:style-name="P61">-<text:span text:style-name="T5">2147483648 à <text:s/>2147483648</text:span></text:p>
          </table:table-cell>
          <table:table-cell table:style-name="Table7.A2" office:value-type="string">
            <text:p text:style-name="P57">local</text:p>
          </table:table-cell>
          <table:table-cell table:style-name="Table7.A2" office:value-type="string">
            <text:p text:style-name="P60">Permet de classer les valeurs positif </text:p>
          </table:table-cell>
          <table:table-cell table:style-name="Table7.E2" office:value-type="string">
            <text:p text:style-name="P48">Entier </text:p>
          </table:table-cell>
        </table:table-row>
      </table:table>
      <text:p text:style-name="P25"/>
      <text:p text:style-name="P7"><text:span text:style-name="T2">Algorithme <text:s text:c="2"/></text:span><text:s text:c="32"/></text:p>
      <text:p text:style-name="P7"/>
      <text:p text:style-name="P32">entier <text:span text:style-name="T26">tab</text:span> [<text:span text:style-name="T26">10</text:span>]<text:span text:style-name="T1">;</text:span></text:p>
      <text:p text:style-name="P38"><text:span text:style-name="T1">e</text:span>ntier com[10]</text:p>
      <text:p text:style-name="P7">entier <text:span text:style-name="T26">i, val, val1;</text:span></text:p>
      <text:p text:style-name="P7"/>
      <text:p text:style-name="P13">Début</text:p>
      <text:p text:style-name="P7"><text:span text:style-name="T2"><text:tab/></text:span><text:span text:style-name="T9">val</text:span><text:span text:style-name="T16">←</text:span><text:span text:style-name="T8">0;</text:span></text:p>
      <text:p text:style-name="P7"><text:span text:style-name="T8"><text:tab/>v</text:span><text:span text:style-name="T9">al1</text:span><text:span text:style-name="T16">←</text:span><text:span text:style-name="T17">9;</text:span></text:p>
      <text:p text:style-name="P7"><text:tab/>pour i allant de 0à 9 par pas de 1</text:p>
      <text:p text:style-name="P36"><text:span text:style-name="T1"><text:tab/><text:tab/>com[i]</text:span><text:span text:style-name="T16">←</text:span><text:span text:style-name="T17">0;</text:span></text:p>
      <text:p text:style-name="P74"><text:tab/>fin pour</text:p>
      <text:p text:style-name="P7"><text:tab/>pour i allant de 0à 9 par pas de 1</text:p>
      <text:p text:style-name="P7"><text:tab/><text:tab/><text:span text:style-name="T26">afficher('' la valeur ''&lt;&lt; i &lt;&lt; '' est :'' &lt;&lt; tab[i])</text:span></text:p>
      <text:p text:style-name="P38"><text:tab/>fin pour </text:p>
      <text:p text:style-name="P7"><text:span text:style-name="T26"><text:tab/></text:span>pour i allant de 0à 9 par pas de 1</text:p>
      <text:p text:style-name="P36"><text:tab/><text:tab/>si(tab[i]&lt;0)alors</text:p>
      <text:p text:style-name="P7"><text:span text:style-name="T21"><text:tab/><text:tab/><text:tab/> com[val]</text:span><text:span text:style-name="T16">←</text:span><text:span text:style-name="T21">tab[i]</text:span></text:p>
      <text:p text:style-name="P7"><text:span text:style-name="T21"><text:tab/><text:tab/><text:tab/> val</text:span><text:span text:style-name="T16">←</text:span><text:span text:style-name="T17">val+1</text:span></text:p>
      <text:p text:style-name="P36"><text:tab/><text:tab/>sinon si (tab[i]&gt;=0)</text:p>
      <text:p text:style-name="P7"><text:span text:style-name="T21"><text:tab/><text:tab/><text:tab/>com[val1]</text:span><text:span text:style-name="T16">←</text:span><text:span text:style-name="T17">tab[i]</text:span></text:p>
      <text:p text:style-name="P7"><text:span text:style-name="T17"><text:tab/><text:tab/><text:tab/>val1</text:span><text:span text:style-name="T16">←</text:span><text:span text:style-name="T17">val1-1</text:span></text:p>
      <text:p text:style-name="P36"><text:tab/><text:tab/>fin si</text:p>
      <text:p text:style-name="P32"><text:tab/>fin pour </text:p>
      <text:p text:style-name="P32"><text:tab/><text:span text:style-name="T1">pour i allant de 0à 9 par pas de 1</text:span></text:p>
      <text:p text:style-name="P7"><text:tab/><text:tab/><text:span text:style-name="T26">afficher('' la valeur ''&lt;&lt; i &lt;&lt; '' est :'' &lt;&lt; com[i])</text:span></text:p>
      <text:p text:style-name="P38"><text:tab/>fin pour </text:p>
      <text:p text:style-name="P32"/>
      <text:p text:style-name="P13">fin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78"><text:soft-page-break/>Exercice 7</text:p>
      <text:p text:style-name="P78"/>
      <text:p text:style-name="P69"><text:span text:style-name="T2">Algorithme <text:s text:c="2"/></text:span><text:s text:c="32"/></text:p>
      <text:p text:style-name="P69"/>
      <text:p text:style-name="P80">entier <text:span text:style-name="T27">mat</text:span> [<text:span text:style-name="T27">3</text:span>] <text:span text:style-name="T27">[4]= {1,2,3,4,5,6,7,8,9,10,11,12};</text:span></text:p>
      <text:p text:style-name="P76"><text:span text:style-name="T1">e</text:span>ntier <text:span text:style-name="T27">mat1[3</text:span>]<text:span text:style-name="T27">[4]={2,4,6,8,10,12,14,16,18,20,22,24} ;</text:span></text:p>
      <text:p text:style-name="P69">entier <text:span text:style-name="T26">mat2 ;</text:span></text:p>
      <text:p text:style-name="P81"><text:span text:style-name="T26">e</text:span>ntier i,a ;</text:p>
      <text:p text:style-name="P69"><text:span text:style-name="T2">Début</text:span></text:p>
      <text:p text:style-name="P69"><text:tab/>pour i allant de 0 à 2 par pas de 1</text:p>
      <text:p text:style-name="P73"><text:span text:style-name="T1"><text:tab/><text:tab/>pour i allant de 0à 3 par pas de 1</text:span></text:p>
      <text:p text:style-name="P69"><text:span text:style-name="T26"><text:tab/><text:tab/><text:tab/>afficher('' mat[i][a] &lt;&lt; '' ''&lt;&lt; mat1[i][a] '')</text:span></text:p>
      <text:p text:style-name="P69"><text:span text:style-name="T26"><text:tab/><text:tab/>fin pour</text:span></text:p>
      <text:p text:style-name="P76"><text:tab/>fin pour </text:p>
      <text:p text:style-name="P69"><text:span text:style-name="T26"><text:tab/></text:span>pour i allant de 0 à <text:span text:style-name="T27">2</text:span> par pas de 1</text:p>
      <text:p text:style-name="P73"><text:tab/><text:tab/><text:span text:style-name="T27">pour i allant de 0 à 3 par pas de 1</text:span></text:p>
      <text:p text:style-name="P73"><text:span text:style-name="T27"><text:tab/><text:tab/><text:tab/>mat2=mat[i][a]+mat1[i][a]</text:span></text:p>
      <text:p text:style-name="P73"><text:span text:style-name="T27"><text:tab/><text:tab/><text:tab/>afficher ('' mat2 '')</text:span></text:p>
      <text:p text:style-name="P73"><text:span text:style-name="T27"><text:tab/><text:tab/>fin pour </text:span></text:p>
      <text:p text:style-name="P80"><text:tab/>fin pour </text:p>
      <text:p text:style-name="P80"><text:tab/></text:p>
      <text:p text:style-name="P79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6:29:30.191528043</meta:creation-date>
    <dc:date>2013-11-06T16:11:26.478692695</dc:date>
    <meta:editing-duration>PT3H8M40S</meta:editing-duration>
    <meta:editing-cycles>15</meta:editing-cycles>
    <meta:generator>LibreOffice/4.1.1.2$Linux_X86_64 LibreOffice_project/410$Build-2</meta:generator>
    <meta:document-statistic meta:table-count="7" meta:image-count="0" meta:object-count="0" meta:page-count="8" meta:paragraph-count="361" meta:word-count="1325" meta:character-count="7731" meta:non-whitespace-character-count="6142"/>
  </office:meta>
</office:document-meta>
</file>